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562in"/>
    </style:style>
    <style:style style:name="TableColumn3" style:family="table-column">
      <style:table-column-properties style:column-width="1.3993in"/>
    </style:style>
    <style:style style:name="TableColumn4" style:family="table-column">
      <style:table-column-properties style:column-width="1.4069in"/>
    </style:style>
    <style:style style:name="TableColumn5" style:family="table-column">
      <style:table-column-properties style:column-width="1.4173in"/>
    </style:style>
    <style:style style:name="TableColumn6" style:family="table-column">
      <style:table-column-properties style:column-width="1.2777in"/>
    </style:style>
    <style:style style:name="Table1" style:family="table" style:master-page-name="MP0">
      <style:table-properties style:width="7.3576in" fo:margin-left="-0.6118in" table:align="left"/>
    </style:style>
    <style:style style:name="TableRow7" style:family="table-row">
      <style:table-row-properties style:min-row-height="0.0902in"/>
    </style:style>
    <style:style style:name="TableCell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8" style:family="table-row">
      <style:table-row-properties style:min-row-height="1.0034in"/>
    </style:style>
    <style:style style:name="TableCell1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  <style:text-properties style:font-name-complex="Calibri" fo:color="#000000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  <style:text-properties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268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color="#000000"/>
    </style:style>
    <style:style style:name="P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0951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color="#000000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74" style:family="table-column">
      <style:table-column-properties style:column-width="1.8812in"/>
    </style:style>
    <style:style style:name="TableColumn75" style:family="table-column">
      <style:table-column-properties style:column-width="1.3618in"/>
    </style:style>
    <style:style style:name="TableColumn76" style:family="table-column">
      <style:table-column-properties style:column-width="1.3604in"/>
    </style:style>
    <style:style style:name="TableColumn77" style:family="table-column">
      <style:table-column-properties style:column-width="1.3722in"/>
    </style:style>
    <style:style style:name="TableColumn78" style:family="table-column">
      <style:table-column-properties style:column-width="1.377in"/>
    </style:style>
    <style:style style:name="Table73" style:family="table">
      <style:table-properties style:width="7.3527in" fo:margin-left="-0.6118in" table:align="left"/>
    </style:style>
    <style:style style:name="TableRow79" style:family="table-row">
      <style:table-row-properties style:min-row-height="0.1361in"/>
    </style:style>
    <style:style style:name="TableCell80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8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0" style:family="table-row">
      <style:table-row-properties style:min-row-height="0.1958in"/>
    </style:style>
    <style:style style:name="TableCell9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TableRow120" style:family="table-row">
      <style:table-row-properties style:min-row-height="0.2006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-complex="Calibri" fo:color="#000000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Calibri" fo:color="#000000"/>
    </style:style>
    <style:style style:name="P12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0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margin-bottom="0in" fo:line-height="100%"/>
    </style:style>
    <style:style style:name="TableColumn133" style:family="table-column">
      <style:table-column-properties style:column-width="2.2881in"/>
    </style:style>
    <style:style style:name="TableColumn134" style:family="table-column">
      <style:table-column-properties style:column-width="1.2138in"/>
    </style:style>
    <style:style style:name="TableColumn135" style:family="table-column">
      <style:table-column-properties style:column-width="1.2659in"/>
    </style:style>
    <style:style style:name="TableColumn136" style:family="table-column">
      <style:table-column-properties style:column-width="1.2479in"/>
    </style:style>
    <style:style style:name="TableColumn137" style:family="table-column">
      <style:table-column-properties style:column-width="1.2937in"/>
    </style:style>
    <style:style style:name="Table132" style:family="table">
      <style:table-properties style:width="7.3097in" fo:margin-left="-0.6118in" table:align="left"/>
    </style:style>
    <style:style style:name="TableRow138" style:family="table-row">
      <style:table-row-properties style:min-row-height="0.1423in"/>
    </style:style>
    <style:style style:name="TableCell13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49" style:family="table-row">
      <style:table-row-properties style:min-row-height="0.2048in"/>
    </style:style>
    <style:style style:name="TableCell15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1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style:font-name-complex="Calibri" fo:color="#000000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-complex="Calibri" fo:color="#000000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61" style:parent-style-name="Normal" style:family="paragraph">
      <style:paragraph-properties fo:margin-bottom="0in" fo:line-height="100%"/>
    </style:style>
    <style:style style:name="TableRow162" style:family="table-row">
      <style:table-row-properties style:min-row-height="0.2104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FFFFFF" fo:background-color="#EDEDED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TableRow177" style:family="table-row">
      <style:table-row-properties style:min-row-height="0.1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-complex="Calibri" fo:color="#000000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-complex="Calibri" fo:color="#000000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/>
    </style:style>
    <style:style style:name="TableColumn192" style:family="table-column">
      <style:table-column-properties style:column-width="1.7201in"/>
    </style:style>
    <style:style style:name="TableColumn193" style:family="table-column">
      <style:table-column-properties style:column-width="1.3465in"/>
    </style:style>
    <style:style style:name="TableColumn194" style:family="table-column">
      <style:table-column-properties style:column-width="1.3479in"/>
    </style:style>
    <style:style style:name="TableColumn195" style:family="table-column">
      <style:table-column-properties style:column-width="1.359in"/>
    </style:style>
    <style:style style:name="TableColumn196" style:family="table-column">
      <style:table-column-properties style:column-width="1.359in"/>
    </style:style>
    <style:style style:name="Table191" style:family="table">
      <style:table-properties style:width="7.1326in" fo:margin-left="-0.6118in" table:align="left"/>
    </style:style>
    <style:style style:name="TableRow197" style:family="table-row">
      <style:table-row-properties style:min-row-height="0.159in"/>
    </style:style>
    <style:style style:name="TableCell198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6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08" style:family="table-row">
      <style:table-row-properties style:min-row-height="0.2284in"/>
    </style:style>
    <style:style style:name="TableCell20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1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-complex="Calibri" fo:color="#000000"/>
    </style:style>
    <style:style style:name="P218" style:parent-style-name="Normal" style:family="paragraph">
      <style:paragraph-properties fo:margin-bottom="0in" fo:line-height="100%"/>
    </style:style>
    <style:style style:name="P219" style:parent-style-name="Normal" style:family="paragraph">
      <style:paragraph-properties fo:margin-bottom="0in" fo:line-height="100%"/>
      <style:text-properties style:font-name-complex="Calibri" fo:color="#000000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-complex="Calibri" fo:color="#000000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  <style:text-properties style:font-name-complex="Calibri" fo:color="#000000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TableColumn230" style:family="table-column">
      <style:table-column-properties style:column-width="1.7284in"/>
    </style:style>
    <style:style style:name="TableColumn231" style:family="table-column">
      <style:table-column-properties style:column-width="1.3534in"/>
    </style:style>
    <style:style style:name="TableColumn232" style:family="table-column">
      <style:table-column-properties style:column-width="1.3548in"/>
    </style:style>
    <style:style style:name="TableColumn233" style:family="table-column">
      <style:table-column-properties style:column-width="1.3659in"/>
    </style:style>
    <style:style style:name="TableColumn234" style:family="table-column">
      <style:table-column-properties style:column-width="1.3659in"/>
    </style:style>
    <style:style style:name="Table229" style:family="table">
      <style:table-properties style:width="7.1687in" fo:margin-left="-0.6118in" table:align="left"/>
    </style:style>
    <style:style style:name="TableRow235" style:family="table-row">
      <style:table-row-properties style:min-row-height="0.1673in"/>
    </style:style>
    <style:style style:name="TableCell23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3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2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4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46" style:family="table-row">
      <style:table-row-properties style:min-row-height="0.8194in"/>
    </style:style>
    <style:style style:name="TableCell247" style:family="table-cell">
      <style:table-cell-properties fo:border-top="0.0069in solid #FFFFFF" fo:border-left="0.0069in solid #FFFFFF" fo:border-bottom="none" fo:border-right="0.0069in solid #FFFFFF" fo:background-color="#A5A5A5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-complex="Calibri" fo:color="#000000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-complex="Calibri" fo:color="#000000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margin-bottom="0in" fo:line-height="100%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263" style:family="table-column">
      <style:table-column-properties style:column-width="1.7229in"/>
    </style:style>
    <style:style style:name="TableColumn264" style:family="table-column">
      <style:table-column-properties style:column-width="1.3493in"/>
    </style:style>
    <style:style style:name="TableColumn265" style:family="table-column">
      <style:table-column-properties style:column-width="1.35in"/>
    </style:style>
    <style:style style:name="TableColumn266" style:family="table-column">
      <style:table-column-properties style:column-width="1.3611in"/>
    </style:style>
    <style:style style:name="TableColumn267" style:family="table-column">
      <style:table-column-properties style:column-width="1.3611in"/>
    </style:style>
    <style:style style:name="Table262" style:family="table">
      <style:table-properties style:width="7.1444in" fo:margin-left="-0.6118in" table:align="left"/>
    </style:style>
    <style:style style:name="TableRow268" style:family="table-row">
      <style:table-row-properties style:min-row-height="0.2013in"/>
    </style:style>
    <style:style style:name="TableCell269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7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79" style:family="table-row">
      <style:table-row-properties style:min-row-height="0.9854in"/>
    </style:style>
    <style:style style:name="TableCell28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22pt" style:font-size-asian="22pt" style:font-size-complex="22pt"/>
    </style:style>
    <style:style style:name="TableCell2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-complex="Calibri" fo:color="#000000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-complex="Calibri" fo:color="#000000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FFFFFF" fo:background-color="#DBDBDB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 fo:line-height="100%"/>
    </style:style>
    <style:style style:name="P292" style:parent-style-name="Normal" style:family="paragraph">
      <style:paragraph-properties fo:margin-bottom="0in" fo:line-height="100%"/>
    </style:style>
    <style:style style:name="P293" style:parent-style-name="Normal" style:family="paragraph">
      <style:paragraph-properties fo:margin-bottom="0in" fo:line-height="100%"/>
    </style:style>
    <style:style style:name="P294" style:parent-style-name="Normal" style:family="paragraph">
      <style:paragraph-properties fo:break-before="page"/>
    </style:style>
    <style:style style:name="TableColumn296" style:family="table-column">
      <style:table-column-properties style:column-width="1.1638in"/>
    </style:style>
    <style:style style:name="TableColumn297" style:family="table-column">
      <style:table-column-properties style:column-width="1.6715in"/>
    </style:style>
    <style:style style:name="TableColumn298" style:family="table-column">
      <style:table-column-properties style:column-width="1.4437in"/>
    </style:style>
    <style:style style:name="TableColumn299" style:family="table-column">
      <style:table-column-properties style:column-width="1.3034in"/>
    </style:style>
    <style:style style:name="TableColumn300" style:family="table-column">
      <style:table-column-properties style:column-width="1.8263in"/>
    </style:style>
    <style:style style:name="Table295" style:family="table">
      <style:table-properties style:width="7.409in" fo:margin-left="-0.6118in" table:align="left"/>
    </style:style>
    <style:style style:name="TableRow301" style:family="table-row">
      <style:table-row-properties style:min-row-height="0.0472in"/>
    </style:style>
    <style:style style:name="TableCell302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0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10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312" style:family="table-row">
      <style:table-row-properties style:min-row-height="0.234in"/>
    </style:style>
    <style:style style:name="TableCell31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1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P318" style:parent-style-name="Normal" style:family="paragraph">
      <style:paragraph-properties fo:margin-bottom="0in" fo:line-height="100%"/>
    </style:style>
    <style:style style:name="P319" style:parent-style-name="Normal" style:family="paragraph">
      <style:paragraph-properties fo:margin-bottom="0in" fo:line-height="100%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P323" style:parent-style-name="Normal" style:family="paragraph">
      <style:paragraph-properties fo:margin-bottom="0in" fo:line-height="100%"/>
    </style:style>
    <style:style style:name="P324" style:parent-style-name="Normal" style:family="paragraph">
      <style:paragraph-properties fo:margin-bottom="0in" fo:line-height="100%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30" style:family="table-row">
      <style:table-row-properties style:min-row-height="0.234in"/>
    </style:style>
    <style:style style:name="TableCell33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P336" style:parent-style-name="Normal" style:family="paragraph">
      <style:paragraph-properties fo:margin-bottom="0in" fo:line-height="100%"/>
    </style:style>
    <style:style style:name="P337" style:parent-style-name="Normal" style:family="paragraph">
      <style:paragraph-properties fo:margin-bottom="0in" fo:line-height="100%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font-weight="bold" style:font-weight-asian="bold"/>
    </style:style>
    <style:style style:name="P341" style:parent-style-name="Normal" style:family="paragraph">
      <style:paragraph-properties fo:margin-bottom="0in" fo:line-height="100%"/>
    </style:style>
    <style:style style:name="P342" style:parent-style-name="Normal" style:family="paragraph">
      <style:paragraph-properties fo:margin-bottom="0in" fo:line-height="100%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4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48" style:family="table-row">
      <style:table-row-properties style:min-row-height="0.234in"/>
    </style:style>
    <style:style style:name="TableCell34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5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P354" style:parent-style-name="Normal" style:family="paragraph">
      <style:paragraph-properties fo:margin-bottom="0in" fo:line-height="100%"/>
    </style:style>
    <style:style style:name="P355" style:parent-style-name="Normal" style:family="paragraph">
      <style:paragraph-properties fo:margin-bottom="0in" fo:line-height="100%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P359" style:parent-style-name="Normal" style:family="paragraph">
      <style:paragraph-properties fo:margin-bottom="0in" fo:line-height="100%"/>
      <style:text-properties fo:font-weight="bold" style:font-weight-asian="bold"/>
    </style:style>
    <style:style style:name="P360" style:parent-style-name="Normal" style:family="paragraph">
      <style:paragraph-properties fo:margin-bottom="0in" fo:line-height="100%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6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66" style:family="table-row">
      <style:table-row-properties style:min-row-height="0.234in"/>
    </style:style>
    <style:style style:name="TableCell36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P372" style:parent-style-name="Normal" style:family="paragraph">
      <style:paragraph-properties fo:margin-bottom="0in" fo:line-height="100%"/>
    </style:style>
    <style:style style:name="P373" style:parent-style-name="Normal" style:family="paragraph">
      <style:paragraph-properties fo:margin-bottom="0in" fo:line-height="100%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P377" style:parent-style-name="Normal" style:family="paragraph">
      <style:paragraph-properties fo:margin-bottom="0in" fo:line-height="100%"/>
    </style:style>
    <style:style style:name="P378" style:parent-style-name="Normal" style:family="paragraph">
      <style:paragraph-properties fo:margin-bottom="0in" fo:line-height="100%"/>
      <style:text-properties fo:font-weight="bold" style:font-weight-asian="bold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8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84" style:family="table-row">
      <style:table-row-properties style:min-row-height="0.234in"/>
    </style:style>
    <style:style style:name="TableCell38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3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38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P390" style:parent-style-name="Normal" style:family="paragraph">
      <style:paragraph-properties fo:margin-bottom="0in" fo:line-height="100%"/>
    </style:style>
    <style:style style:name="P391" style:parent-style-name="Normal" style:family="paragraph">
      <style:paragraph-properties fo:margin-bottom="0in" fo:line-height="100%"/>
      <style:text-properties fo:font-weight="bold" style:font-weight-asian="bold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P395" style:parent-style-name="Normal" style:family="paragraph">
      <style:paragraph-properties fo:margin-bottom="0in" fo:line-height="100%"/>
    </style:style>
    <style:style style:name="P396" style:parent-style-name="Normal" style:family="paragraph">
      <style:paragraph-properties fo:margin-bottom="0in" fo:line-height="100%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0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02" style:family="table-row">
      <style:table-row-properties style:min-row-height="0.234in"/>
    </style:style>
    <style:style style:name="TableCell40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0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P408" style:parent-style-name="Normal" style:family="paragraph">
      <style:paragraph-properties fo:margin-bottom="0in" fo:line-height="100%"/>
    </style:style>
    <style:style style:name="P409" style:parent-style-name="Normal" style:family="paragraph">
      <style:paragraph-properties fo:margin-bottom="0in" fo:line-height="100%"/>
    </style:style>
    <style:style style:name="P4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1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P413" style:parent-style-name="Normal" style:family="paragraph">
      <style:paragraph-properties fo:margin-bottom="0in" fo:line-height="100%"/>
    </style:style>
    <style:style style:name="P414" style:parent-style-name="Normal" style:family="paragraph">
      <style:paragraph-properties fo:margin-bottom="0in" fo:line-height="100%"/>
    </style:style>
    <style:style style:name="P415" style:parent-style-name="Normal" style:family="paragraph">
      <style:paragraph-properties fo:margin-bottom="0in" fo:line-height="100%"/>
    </style:style>
    <style:style style:name="TableCell41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1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20" style:family="table-row">
      <style:table-row-properties style:min-row-height="0.234in"/>
    </style:style>
    <style:style style:name="TableCell42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2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P426" style:parent-style-name="Normal" style:family="paragraph">
      <style:paragraph-properties fo:margin-bottom="0in" fo:line-height="100%"/>
    </style:style>
    <style:style style:name="P427" style:parent-style-name="Normal" style:family="paragraph">
      <style:paragraph-properties fo:margin-bottom="0in" fo:line-height="100%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P431" style:parent-style-name="Normal" style:family="paragraph">
      <style:paragraph-properties fo:margin-bottom="0in" fo:line-height="100%"/>
    </style:style>
    <style:style style:name="P432" style:parent-style-name="Normal" style:family="paragraph">
      <style:paragraph-properties fo:margin-bottom="0in" fo:line-height="100%"/>
    </style:style>
    <style:style style:name="P43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3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3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-complex="Calibri" fo:color="#000000"/>
    </style:style>
    <style:style style:name="P438" style:parent-style-name="Normal" style:family="paragraph">
      <style:paragraph-properties fo:break-before="page"/>
      <style:text-properties fo:hyphenate="true"/>
    </style:style>
    <style:style style:name="TableColumn440" style:family="table-column">
      <style:table-column-properties style:column-width="1.1277in"/>
    </style:style>
    <style:style style:name="TableColumn441" style:family="table-column">
      <style:table-column-properties style:column-width="1.6402in"/>
    </style:style>
    <style:style style:name="TableColumn442" style:family="table-column">
      <style:table-column-properties style:column-width="1.418in"/>
    </style:style>
    <style:style style:name="TableColumn443" style:family="table-column">
      <style:table-column-properties style:column-width="1.5437in"/>
    </style:style>
    <style:style style:name="TableColumn444" style:family="table-column">
      <style:table-column-properties style:column-width="1.7486in"/>
    </style:style>
    <style:style style:name="Table439" style:family="table">
      <style:table-properties style:width="7.4784in" fo:margin-left="-0.6118in" table:align="left"/>
    </style:style>
    <style:style style:name="TableRow445" style:family="table-row">
      <style:table-row-properties style:min-row-height="0.0319in"/>
    </style:style>
    <style:style style:name="TableCell446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50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52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54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456" style:family="table-row">
      <style:table-row-properties style:min-row-height="0.1576in"/>
    </style:style>
    <style:style style:name="TableCell45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6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P462" style:parent-style-name="Normal" style:family="paragraph">
      <style:paragraph-properties fo:margin-bottom="0in" fo:line-height="100%"/>
    </style:style>
    <style:style style:name="P463" style:parent-style-name="Normal" style:family="paragraph">
      <style:paragraph-properties fo:margin-bottom="0in" fo:line-height="100%"/>
    </style:style>
    <style:style style:name="P464" style:parent-style-name="Normal" style:family="paragraph">
      <style:paragraph-properties fo:margin-bottom="0in" fo:line-height="100%"/>
    </style:style>
    <style:style style:name="TableCell46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P467" style:parent-style-name="Normal" style:family="paragraph">
      <style:paragraph-properties fo:margin-bottom="0in" fo:line-height="100%"/>
    </style:style>
    <style:style style:name="P468" style:parent-style-name="Normal" style:family="paragraph">
      <style:paragraph-properties fo:margin-bottom="0in" fo:line-height="100%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Cell47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74" style:family="table-row">
      <style:table-row-properties style:min-row-height="0.1576in"/>
    </style:style>
    <style:style style:name="TableCell47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7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P480" style:parent-style-name="Normal" style:family="paragraph">
      <style:paragraph-properties fo:margin-bottom="0in" fo:line-height="100%"/>
    </style:style>
    <style:style style:name="P481" style:parent-style-name="Normal" style:family="paragraph">
      <style:paragraph-properties fo:margin-bottom="0in" fo:line-height="100%"/>
    </style:style>
    <style:style style:name="P482" style:parent-style-name="Normal" style:family="paragraph">
      <style:paragraph-properties fo:margin-bottom="0in" fo:line-height="100%"/>
    </style:style>
    <style:style style:name="TableCell48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fo:font-weight="bold" style:font-weight-asian="bold"/>
    </style:style>
    <style:style style:name="P485" style:parent-style-name="Normal" style:family="paragraph">
      <style:paragraph-properties fo:margin-bottom="0in" fo:line-height="100%"/>
    </style:style>
    <style:style style:name="P486" style:parent-style-name="Normal" style:family="paragraph">
      <style:paragraph-properties fo:margin-bottom="0in" fo:line-height="100%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49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92" style:family="table-row">
      <style:table-row-properties style:min-row-height="0.1576in"/>
    </style:style>
    <style:style style:name="TableCell49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4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49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P498" style:parent-style-name="Normal" style:family="paragraph">
      <style:paragraph-properties fo:margin-bottom="0in" fo:line-height="100%"/>
    </style:style>
    <style:style style:name="P499" style:parent-style-name="Normal" style:family="paragraph">
      <style:paragraph-properties fo:margin-bottom="0in" fo:line-height="100%"/>
    </style:style>
    <style:style style:name="P500" style:parent-style-name="Normal" style:family="paragraph">
      <style:paragraph-properties fo:margin-bottom="0in" fo:line-height="100%"/>
    </style:style>
    <style:style style:name="TableCell50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P503" style:parent-style-name="Normal" style:family="paragraph">
      <style:paragraph-properties fo:margin-bottom="0in" fo:line-height="100%"/>
      <style:text-properties fo:font-weight="bold" style:font-weight-asian="bold"/>
    </style:style>
    <style:style style:name="P504" style:parent-style-name="Normal" style:family="paragraph">
      <style:paragraph-properties fo:margin-bottom="0in" fo:line-height="100%"/>
    </style:style>
    <style:style style:name="P50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0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0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10" style:family="table-row">
      <style:table-row-properties style:min-row-height="0.1576in"/>
    </style:style>
    <style:style style:name="TableCell51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5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1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P516" style:parent-style-name="Normal" style:family="paragraph">
      <style:paragraph-properties fo:margin-bottom="0in" fo:line-height="100%"/>
    </style:style>
    <style:style style:name="P517" style:parent-style-name="Normal" style:family="paragraph">
      <style:paragraph-properties fo:margin-bottom="0in" fo:line-height="100%"/>
    </style:style>
    <style:style style:name="P518" style:parent-style-name="Normal" style:family="paragraph">
      <style:paragraph-properties fo:margin-bottom="0in" fo:line-height="100%"/>
    </style:style>
    <style:style style:name="TableCell51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</style:style>
    <style:style style:name="P521" style:parent-style-name="Normal" style:family="paragraph">
      <style:paragraph-properties fo:margin-bottom="0in" fo:line-height="100%"/>
    </style:style>
    <style:style style:name="P522" style:parent-style-name="Normal" style:family="paragraph">
      <style:paragraph-properties fo:margin-bottom="0in" fo:line-height="100%"/>
      <style:text-properties fo:font-weight="bold" style:font-weight-asian="bold"/>
    </style:style>
    <style:style style:name="P523" style:parent-style-name="Normal" style:family="paragraph">
      <style:paragraph-properties fo:margin-bottom="0in" fo:line-height="100%"/>
      <style:text-properties style:font-name-complex="Calibri" fo:font-weight="bold" style:font-weight-asian="bold" fo:color="#000000"/>
    </style:style>
    <style:style style:name="TableCell52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2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28" style:family="table-row">
      <style:table-row-properties style:min-row-height="0.1576in"/>
    </style:style>
    <style:style style:name="TableCell52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5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3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P534" style:parent-style-name="Normal" style:family="paragraph">
      <style:paragraph-properties fo:margin-bottom="0in" fo:line-height="100%"/>
    </style:style>
    <style:style style:name="P535" style:parent-style-name="Normal" style:family="paragraph">
      <style:paragraph-properties fo:margin-bottom="0in" fo:line-height="100%"/>
      <style:text-properties fo:font-weight="bold" style:font-weight-asian="bold"/>
    </style:style>
    <style:style style:name="P536" style:parent-style-name="Normal" style:family="paragraph">
      <style:paragraph-properties fo:margin-bottom="0in" fo:line-height="100%"/>
    </style:style>
    <style:style style:name="TableCell53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  <style:style style:name="P539" style:parent-style-name="Normal" style:family="paragraph">
      <style:paragraph-properties fo:margin-bottom="0in" fo:line-height="100%"/>
    </style:style>
    <style:style style:name="P540" style:parent-style-name="Normal" style:family="paragraph">
      <style:paragraph-properties fo:margin-bottom="0in" fo:line-height="100%"/>
    </style:style>
    <style:style style:name="P54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4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4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46" style:family="table-row">
      <style:table-row-properties style:min-row-height="0.1576in"/>
    </style:style>
    <style:style style:name="TableCell54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5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55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</style:style>
    <style:style style:name="P552" style:parent-style-name="Normal" style:family="paragraph">
      <style:paragraph-properties fo:margin-bottom="0in" fo:line-height="100%"/>
    </style:style>
    <style:style style:name="P553" style:parent-style-name="Normal" style:family="paragraph">
      <style:paragraph-properties fo:margin-bottom="0in" fo:line-height="100%"/>
    </style:style>
    <style:style style:name="P55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5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</style:style>
    <style:style style:name="P557" style:parent-style-name="Normal" style:family="paragraph">
      <style:paragraph-properties fo:margin-bottom="0in" fo:line-height="100%"/>
    </style:style>
    <style:style style:name="P558" style:parent-style-name="Normal" style:family="paragraph">
      <style:paragraph-properties fo:margin-bottom="0in" fo:line-height="100%"/>
    </style:style>
    <style:style style:name="P559" style:parent-style-name="Normal" style:family="paragraph">
      <style:paragraph-properties fo:margin-bottom="0in" fo:line-height="100%"/>
    </style:style>
    <style:style style:name="TableCell56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6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style:font-name-complex="Calibri" fo:color="#000000"/>
    </style:style>
    <style:style style:name="P564" style:parent-style-name="Normal" style:family="paragraph">
      <style:paragraph-properties fo:break-before="page"/>
      <style:text-properties fo:hyphenate="true"/>
    </style:style>
    <style:style style:name="TableColumn566" style:family="table-column">
      <style:table-column-properties style:column-width="1.3166in"/>
    </style:style>
    <style:style style:name="TableColumn567" style:family="table-column">
      <style:table-column-properties style:column-width="1.309in"/>
    </style:style>
    <style:style style:name="TableColumn568" style:family="table-column">
      <style:table-column-properties style:column-width="1.5152in"/>
    </style:style>
    <style:style style:name="TableColumn569" style:family="table-column">
      <style:table-column-properties style:column-width="2.1104in"/>
    </style:style>
    <style:style style:name="TableColumn570" style:family="table-column">
      <style:table-column-properties style:column-width="1.2576in"/>
    </style:style>
    <style:style style:name="Table565" style:family="table">
      <style:table-properties style:width="7.509in" fo:margin-left="-0.6118in" table:align="left"/>
    </style:style>
    <style:style style:name="TableRow571" style:family="table-row">
      <style:table-row-properties style:min-row-height="0.0465in"/>
    </style:style>
    <style:style style:name="TableCell572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74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76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78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80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582" style:family="table-row">
      <style:table-row-properties style:min-row-height="0.2298in"/>
    </style:style>
    <style:style style:name="TableCell58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 fo:line-height="100%"/>
    </style:style>
    <style:style style:name="T585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586" style:parent-style-name="Tipodeletrapredefinidodoparágrafo" style:family="text">
      <style:text-properties fo:font-weight="bold" style:font-weight-asian="bold" style:font-weight-complex="bold" fo:color="#FFFFFF" fo:font-size="22pt" style:font-size-asian="22pt" style:font-size-complex="22pt"/>
    </style:style>
    <style:style style:name="T587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TableCell58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</style:style>
    <style:style style:name="TableCell59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fo:font-weight="bold" style:font-weight-asian="bold"/>
    </style:style>
    <style:style style:name="P592" style:parent-style-name="Normal" style:family="paragraph">
      <style:paragraph-properties fo:margin-bottom="0in" fo:line-height="100%"/>
    </style:style>
    <style:style style:name="P593" style:parent-style-name="Normal" style:family="paragraph">
      <style:paragraph-properties fo:margin-bottom="0in" fo:line-height="100%"/>
    </style:style>
    <style:style style:name="P594" style:parent-style-name="Normal" style:family="paragraph">
      <style:paragraph-properties fo:margin-bottom="0in" fo:line-height="100%"/>
    </style:style>
    <style:style style:name="TableCell59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style:font-name-complex="Calibri" fo:color="#000000"/>
    </style:style>
    <style:style style:name="P597" style:parent-style-name="Normal" style:family="paragraph">
      <style:paragraph-properties fo:margin-bottom="0in" fo:line-height="100%"/>
    </style:style>
    <style:style style:name="TableCell59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00" style:family="table-row">
      <style:table-row-properties style:min-row-height="0.2298in"/>
    </style:style>
    <style:style style:name="TableCell60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0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Cell60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  <style:text-properties fo:font-weight="bold" style:font-weight-asian="bold"/>
    </style:style>
    <style:style style:name="P607" style:parent-style-name="Normal" style:family="paragraph">
      <style:paragraph-properties fo:margin-bottom="0in" fo:line-height="100%"/>
    </style:style>
    <style:style style:name="P608" style:parent-style-name="Normal" style:family="paragraph">
      <style:paragraph-properties fo:margin-bottom="0in" fo:line-height="100%"/>
    </style:style>
    <style:style style:name="P609" style:parent-style-name="Normal" style:family="paragraph">
      <style:paragraph-properties fo:margin-bottom="0in" fo:line-height="100%"/>
    </style:style>
    <style:style style:name="TableCell61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  <style:text-properties style:font-name-complex="Calibri" fo:color="#000000"/>
    </style:style>
    <style:style style:name="P6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1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15" style:family="table-row">
      <style:table-row-properties style:min-row-height="0.2298in"/>
    </style:style>
    <style:style style:name="TableCell61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1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</style:style>
    <style:style style:name="TableCell62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  <style:text-properties fo:font-weight="bold" style:font-weight-asian="bold"/>
    </style:style>
    <style:style style:name="P622" style:parent-style-name="Normal" style:family="paragraph">
      <style:paragraph-properties fo:margin-bottom="0in" fo:line-height="100%"/>
    </style:style>
    <style:style style:name="P623" style:parent-style-name="Normal" style:family="paragraph">
      <style:paragraph-properties fo:margin-bottom="0in" fo:line-height="100%"/>
    </style:style>
    <style:style style:name="P624" style:parent-style-name="Normal" style:family="paragraph">
      <style:paragraph-properties fo:margin-bottom="0in" fo:line-height="100%"/>
    </style:style>
    <style:style style:name="TableCell62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2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29" style:family="table-row">
      <style:table-row-properties style:min-row-height="0.2298in"/>
    </style:style>
    <style:style style:name="TableCell630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3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</style:style>
    <style:style style:name="TableCell6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fo:font-weight="bold" style:font-weight-asian="bold"/>
    </style:style>
    <style:style style:name="P636" style:parent-style-name="Normal" style:family="paragraph">
      <style:paragraph-properties fo:margin-bottom="0in" fo:line-height="100%"/>
    </style:style>
    <style:style style:name="P637" style:parent-style-name="Normal" style:family="paragraph">
      <style:paragraph-properties fo:margin-bottom="0in" fo:line-height="100%"/>
    </style:style>
    <style:style style:name="P638" style:parent-style-name="Normal" style:family="paragraph">
      <style:paragraph-properties fo:margin-bottom="0in" fo:line-height="100%"/>
    </style:style>
    <style:style style:name="T639" style:parent-style-name="Tipodeletrapredefinidodoparágrafo" style:family="text">
      <style:text-properties fo:font-weight="bold" style:font-weight-asian="bold"/>
    </style:style>
    <style:style style:name="TableCell64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4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44" style:family="table-row">
      <style:table-row-properties style:min-row-height="0.2298in"/>
    </style:style>
    <style:style style:name="TableCell645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4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</style:style>
    <style:style style:name="TableCell6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</style:style>
    <style:style style:name="P651" style:parent-style-name="Normal" style:family="paragraph">
      <style:paragraph-properties fo:margin-bottom="0in" fo:line-height="100%"/>
      <style:text-properties fo:font-weight="bold" style:font-weight-asian="bold"/>
    </style:style>
    <style:style style:name="P652" style:parent-style-name="Normal" style:family="paragraph">
      <style:paragraph-properties fo:margin-bottom="0in" fo:line-height="100%"/>
    </style:style>
    <style:style style:name="P653" style:parent-style-name="Normal" style:family="paragraph">
      <style:paragraph-properties fo:margin-bottom="0in" fo:line-height="100%"/>
    </style:style>
    <style:style style:name="TableCell65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5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58" style:family="table-row">
      <style:table-row-properties style:min-row-height="0.2298in"/>
    </style:style>
    <style:style style:name="TableCell65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6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63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</style:style>
    <style:style style:name="P665" style:parent-style-name="Normal" style:family="paragraph">
      <style:paragraph-properties fo:margin-bottom="0in" fo:line-height="100%"/>
    </style:style>
    <style:style style:name="P666" style:parent-style-name="Normal" style:family="paragraph">
      <style:paragraph-properties fo:margin-bottom="0in" fo:line-height="100%"/>
    </style:style>
    <style:style style:name="P66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6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70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72" style:family="table-row">
      <style:table-row-properties style:min-row-height="0.2298in"/>
    </style:style>
    <style:style style:name="TableCell673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7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7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</style:style>
    <style:style style:name="P679" style:parent-style-name="Normal" style:family="paragraph">
      <style:paragraph-properties fo:margin-bottom="0in" fo:line-height="100%"/>
      <style:text-properties fo:font-weight="bold" style:font-weight-asian="bold"/>
    </style:style>
    <style:style style:name="P680" style:parent-style-name="Normal" style:family="paragraph">
      <style:paragraph-properties fo:margin-bottom="0in" fo:line-height="100%"/>
      <style:text-properties fo:font-weight="bold" style:font-weight-asian="bold"/>
    </style:style>
    <style:style style:name="P681" style:parent-style-name="Normal" style:family="paragraph">
      <style:paragraph-properties fo:margin-bottom="0in" fo:line-height="100%"/>
    </style:style>
    <style:style style:name="TableCell68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86" style:family="table-row">
      <style:table-row-properties style:min-row-height="0.2298in"/>
    </style:style>
    <style:style style:name="TableCell687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68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9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fo:font-weight="bold" style:font-weight-asian="bold"/>
    </style:style>
    <style:style style:name="P693" style:parent-style-name="Normal" style:family="paragraph">
      <style:paragraph-properties fo:margin-bottom="0in" fo:line-height="100%"/>
    </style:style>
    <style:style style:name="P694" style:parent-style-name="Normal" style:family="paragraph">
      <style:paragraph-properties fo:margin-bottom="0in" fo:line-height="100%"/>
    </style:style>
    <style:style style:name="P695" style:parent-style-name="Normal" style:family="paragraph">
      <style:paragraph-properties fo:margin-bottom="0in" fo:line-height="100%"/>
    </style:style>
    <style:style style:name="TableCell69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98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701" style:family="table-column">
      <style:table-column-properties style:column-width="1.0979in"/>
    </style:style>
    <style:style style:name="TableColumn702" style:family="table-column">
      <style:table-column-properties style:column-width="1.5972in"/>
    </style:style>
    <style:style style:name="TableColumn703" style:family="table-column">
      <style:table-column-properties style:column-width="1.3805in"/>
    </style:style>
    <style:style style:name="TableColumn704" style:family="table-column">
      <style:table-column-properties style:column-width="1.5027in"/>
    </style:style>
    <style:style style:name="TableColumn705" style:family="table-column">
      <style:table-column-properties style:column-width="1.7027in"/>
    </style:style>
    <style:style style:name="Table700" style:family="table">
      <style:table-properties style:width="7.2812in" fo:margin-left="-0.6118in" table:align="left"/>
    </style:style>
    <style:style style:name="TableRow706" style:family="table-row">
      <style:table-row-properties style:min-row-height="0.0416in"/>
    </style:style>
    <style:style style:name="TableCell707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0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15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17" style:family="table-row">
      <style:table-row-properties style:min-row-height="0.2048in"/>
    </style:style>
    <style:style style:name="TableCell718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2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</style:style>
    <style:style style:name="TableCell72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</style:style>
    <style:style style:name="P725" style:parent-style-name="Normal" style:family="paragraph">
      <style:paragraph-properties fo:margin-bottom="0in" fo:line-height="100%"/>
    </style:style>
    <style:style style:name="TableCell72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</style:style>
    <style:style style:name="TableCell728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30" style:family="table-row">
      <style:table-row-properties style:min-row-height="0.2048in"/>
    </style:style>
    <style:style style:name="TableCell731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3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fo:font-weight="bold" style:font-weight-asian="bold"/>
    </style:style>
    <style:style style:name="P738" style:parent-style-name="Normal" style:family="paragraph">
      <style:paragraph-properties fo:margin-bottom="0in" fo:line-height="100%"/>
    </style:style>
    <style:style style:name="TableCell73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4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43" style:family="table-row">
      <style:table-row-properties style:min-row-height="0.2048in"/>
    </style:style>
    <style:style style:name="TableCell744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4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</style:style>
    <style:style style:name="TableCell74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</style:style>
    <style:style style:name="P751" style:parent-style-name="Normal" style:family="paragraph">
      <style:paragraph-properties fo:margin-bottom="0in" fo:line-height="100%"/>
    </style:style>
    <style:style style:name="T752" style:parent-style-name="Tipodeletrapredefinidodoparágrafo" style:family="text">
      <style:text-properties fo:font-weight="bold" style:font-weight-asian="bold"/>
    </style:style>
    <style:style style:name="TableCell75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5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style:font-name-complex="Calibri" fo:color="#000000"/>
    </style:style>
    <style:style style:name="P757" style:parent-style-name="Normal" style:family="paragraph">
      <style:paragraph-properties fo:break-before="page"/>
      <style:text-properties fo:hyphenate="true"/>
    </style:style>
    <style:style style:name="TableColumn759" style:family="table-column">
      <style:table-column-properties style:column-width="1.0979in"/>
    </style:style>
    <style:style style:name="TableColumn760" style:family="table-column">
      <style:table-column-properties style:column-width="1.5972in"/>
    </style:style>
    <style:style style:name="TableColumn761" style:family="table-column">
      <style:table-column-properties style:column-width="1.3805in"/>
    </style:style>
    <style:style style:name="TableColumn762" style:family="table-column">
      <style:table-column-properties style:column-width="1.5027in"/>
    </style:style>
    <style:style style:name="TableColumn763" style:family="table-column">
      <style:table-column-properties style:column-width="1.7027in"/>
    </style:style>
    <style:style style:name="Table758" style:family="table">
      <style:table-properties style:width="7.2812in" fo:margin-left="-0.6118in" table:align="left"/>
    </style:style>
    <style:style style:name="TableRow764" style:family="table-row">
      <style:table-row-properties style:min-row-height="0.0465in"/>
    </style:style>
    <style:style style:name="TableCell765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6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69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71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73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75" style:family="table-row">
      <style:table-row-properties style:min-row-height="0.2298in"/>
    </style:style>
    <style:style style:name="TableCell77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79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</style:style>
    <style:style style:name="TableCell786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88" style:family="table-row">
      <style:table-row-properties style:min-row-height="0.2298in"/>
    </style:style>
    <style:style style:name="TableCell789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7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79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792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ableCell794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  <style:text-properties fo:font-weight="bold" style:font-weight-asian="bold"/>
    </style:style>
    <style:style style:name="P796" style:parent-style-name="Normal" style:family="paragraph">
      <style:paragraph-properties fo:margin-bottom="0in" fo:line-height="100%"/>
    </style:style>
    <style:style style:name="TableCell79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9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801" style:family="table-row">
      <style:table-row-properties style:min-row-height="0.2298in"/>
    </style:style>
    <style:style style:name="TableCell80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0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</style:style>
    <style:style style:name="TableCell80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</style:style>
    <style:style style:name="P80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10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12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olumn815" style:family="table-column">
      <style:table-column-properties style:column-width="1.0881in"/>
    </style:style>
    <style:style style:name="TableColumn816" style:family="table-column">
      <style:table-column-properties style:column-width="1.5861in"/>
    </style:style>
    <style:style style:name="TableColumn817" style:family="table-column">
      <style:table-column-properties style:column-width="1.5312in"/>
    </style:style>
    <style:style style:name="TableColumn818" style:family="table-column">
      <style:table-column-properties style:column-width="1.4986in"/>
    </style:style>
    <style:style style:name="TableColumn819" style:family="table-column">
      <style:table-column-properties style:column-width="1.677in"/>
    </style:style>
    <style:style style:name="Table814" style:family="table">
      <style:table-properties style:width="7.3812in" fo:margin-left="-0.6118in" table:align="left"/>
    </style:style>
    <style:style style:name="TableRow820" style:family="table-row">
      <style:table-row-properties style:min-row-height="0.0451in"/>
    </style:style>
    <style:style style:name="TableCell821" style:family="table-cell">
      <style:table-cell-properties fo:border-top="0.0069in solid #FFFFFF" fo:border-left="0.0069in solid #FFFFFF" fo:border-bottom="0.0069in solid #FFFFFF" fo:border-right="none" fo:background-color="#A5A5A5" style:writing-mode="lr-tb" fo:padding-top="0in" fo:padding-left="0.075in" fo:padding-bottom="0in" fo:padding-right="0.075in"/>
    </style:style>
    <style:style style:name="P82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3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2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5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7" style:family="table-cell">
      <style:table-cell-properties fo:border-top="0.0069in solid #FFFFFF" fo:border-left="none" fo:border-bottom="0.0069in solid #FFFFFF" fo:border-right="none" fo:background-color="#A5A5A5" style:writing-mode="lr-tb" fo:padding-top="0in" fo:padding-left="0.075in" fo:padding-bottom="0in" fo:padding-right="0.075in"/>
    </style:style>
    <style:style style:name="P82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29" style:family="table-cell">
      <style:table-cell-properties fo:border-top="0.0069in solid #FFFFFF" fo:border-left="none" fo:border-bottom="0.0069in solid #FFFFFF" fo:border-right="0.0069in solid #FFFFFF" fo:background-color="#A5A5A5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31" style:family="table-row">
      <style:table-row-properties style:min-row-height="0.225in"/>
    </style:style>
    <style:style style:name="TableCell832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35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</style:style>
    <style:style style:name="TableCell837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</style:style>
    <style:style style:name="P839" style:parent-style-name="Normal" style:family="paragraph">
      <style:paragraph-properties fo:margin-bottom="0in" fo:line-height="100%"/>
    </style:style>
    <style:style style:name="P840" style:parent-style-name="Normal" style:family="paragraph">
      <style:paragraph-properties fo:margin-bottom="0in" fo:line-height="100%"/>
    </style:style>
    <style:style style:name="TableCell841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</style:style>
    <style:style style:name="TableCell843" style:family="table-cell">
      <style:table-cell-properties fo:border="0.0069in solid #FFFFFF" fo:background-color="#DBDBDB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845" style:family="table-row">
      <style:table-row-properties style:min-row-height="0.225in"/>
    </style:style>
    <style:style style:name="TableCell846" style:family="table-cell">
      <style:table-cell-properties fo:border="0.0069in solid #FFFFFF" fo:background-color="#A5A5A5" style:writing-mode="lr-tb" style:vertical-align="middle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P8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2pt" style:font-size-asian="12pt" style:font-size-complex="12pt"/>
    </style:style>
    <style:style style:name="TableCell849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</style:style>
    <style:style style:name="TableCell851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  <style:text-properties fo:font-weight="bold" style:font-weight-asian="bold"/>
    </style:style>
    <style:style style:name="P853" style:parent-style-name="Normal" style:family="paragraph">
      <style:paragraph-properties fo:margin-bottom="0in" fo:line-height="100%"/>
    </style:style>
    <style:style style:name="P854" style:parent-style-name="Normal" style:family="paragraph">
      <style:paragraph-properties fo:margin-bottom="0in" fo:line-height="100%"/>
    </style:style>
    <style:style style:name="TableCell855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57" style:family="table-cell">
      <style:table-cell-properties fo:border="0.0069in solid #FFFFFF" fo:background-color="#EDEDED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  <style:text-properties style:font-name-complex="Calibri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thod</text:p>
          </table:table-cell>
          <table:table-cell table:style-name="TableCell10">
            <text:p text:style-name="P11">Type</text:p>
          </table:table-cell>
          <table:table-cell table:style-name="TableCell12">
            <text:p text:style-name="P13">Valid Class</text:p>
          </table:table-cell>
          <table:table-cell table:style-name="TableCell14">
            <text:p text:style-name="P15">Invalid Class</text:p>
          </table:table-cell>
          <table:table-cell table:style-name="TableCell16">
            <text:p text:style-name="P17">Specific Values</text:p>
          </table:table-cell>
        </table:table-row>
        <table:table-row table:style-name="TableRow18">
          <table:table-cell table:style-name="TableCell19" table:number-rows-spanned="3">
            <text:p text:style-name="P20">getBicycle</text:p>
          </table:table-cell>
          <table:table-cell table:style-name="TableCell21">
            <text:p text:style-name="P22">-IDUser: Int</text:p>
            <text:p text:style-name="P23"/>
            <text:p text:style-name="P24"/>
            <text:p text:style-name="P25">-IDDeposit: Int</text:p>
            <text:p text:style-name="P26"/>
            <text:p text:style-name="P27"/>
            <text:p text:style-name="P28">-Credit: Int</text:p>
          </table:table-cell>
          <table:table-cell table:style-name="TableCell29">
            <text:p text:style-name="P30">Se ID do utilizador se encontrar registado</text:p>
            <text:p text:style-name="P31">&amp;&amp;<text:s/></text:p>
            <text:p text:style-name="P32">Se o ID do depósito existir</text:p>
            <text:p text:style-name="P33">&amp;&amp;<text:s/></text:p>
            <text:p text:style-name="P34">Se o crédito for suficiente</text:p>
            <text:p text:style-name="P35"><text:s/></text:p>
          </table:table-cell>
          <table:table-cell table:style-name="TableCell36">
            <text:p text:style-name="P37">Se ID do<text:s/>utilizador não se encontrar registado</text:p>
            <text:p text:style-name="P38"><text:s/>||<text:s/></text:p>
            <text:p text:style-name="P39">Se o ID do depósito não existir</text:p>
            <text:p text:style-name="P40">||<text:s/></text:p>
            <text:p text:style-name="P41">Se o crédito não for suficiente</text:p>
            <text:p text:style-name="P42"/>
          </table:table-cell>
          <table:table-cell table:style-name="TableCell43">
            <text:p text:style-name="P44">ID utilizador registado&gt;0</text:p>
            <text:p text:style-name="P45">ID depósito &gt;0</text:p>
            <text:p text:style-name="P46">Crédito&gt;=1</text:p>
            <text:p text:style-name="P47"/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-Bike: Int</text:p>
          </table:table-cell>
          <table:table-cell table:style-name="TableCell52">
            <text:p text:style-name="P53">Se existirem bicicletas disponíveis</text:p>
            <text:p text:style-name="P54"/>
          </table:table-cell>
          <table:table-cell table:style-name="TableCell55">
            <text:p text:style-name="P56">Se não existirem bicicletas<text:s/>disponíveis</text:p>
            <text:p text:style-name="P57"/>
          </table:table-cell>
          <table:table-cell table:style-name="TableCell58">
            <text:p text:style-name="P59">Bicicletas disponíveis&gt;=1</text:p>
          </table:table-cell>
        </table:table-row>
        <table:table-row table:style-name="TableRow60">
          <table:covered-table-cell>
            <text:p text:style-name="P61"/>
          </table:covered-table-cell>
          <table:table-cell table:style-name="TableCell62">
            <text:p text:style-name="P63">-rental: Int</text:p>
          </table:table-cell>
          <table:table-cell table:style-name="TableCell64">
            <text:p text:style-name="P65">Se o utilizador não tiver aluguer ativo<text:s/></text:p>
            <text:p text:style-name="P66"/>
          </table:table-cell>
          <table:table-cell table:style-name="TableCell67">
            <text:p text:style-name="P68">Se o utilizador tiver aluguer ativo<text:s/></text:p>
            <text:p text:style-name="P69"/>
          </table:table-cell>
          <table:table-cell table:style-name="TableCell70">
            <text:p text:style-name="P71">Utilizador aluguer ativo =0</text:p>
            <text:p text:style-name="P72"/>
          </table:table-cell>
        </table:table-row>
      </table:table>
      <text:p text:style-name="Normal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Method</text:p>
          </table:table-cell>
          <table:table-cell table:style-name="TableCell82">
            <text:p text:style-name="P83">Type</text:p>
          </table:table-cell>
          <table:table-cell table:style-name="TableCell84">
            <text:p text:style-name="P85">Valid Class</text:p>
          </table:table-cell>
          <table:table-cell table:style-name="TableCell86">
            <text:p text:style-name="P87">Invalid Class</text:p>
          </table:table-cell>
          <table:table-cell table:style-name="TableCell88">
            <text:p text:style-name="P89">Specific Values</text:p>
          </table:table-cell>
        </table:table-row>
        <table:table-row table:style-name="TableRow90">
          <table:table-cell table:style-name="TableCell91" table:number-rows-spanned="2">
            <text:p text:style-name="P92">returnBicycle</text:p>
          </table:table-cell>
          <table:table-cell table:style-name="TableCell93">
            <text:p text:style-name="P94">-IDUser: Int</text:p>
            <text:p text:style-name="P95"/>
            <text:p text:style-name="P96"/>
            <text:p text:style-name="P97">-IDDeposit: Int</text:p>
            <text:p text:style-name="P98"/>
            <text:p text:style-name="P99"/>
            <text:p text:style-name="P100">-IDBike: Int</text:p>
          </table:table-cell>
          <table:table-cell table:style-name="TableCell101">
            <text:p text:style-name="P102">Se ID Utilizador está<text:s/></text:p>
            <text:p text:style-name="P103">registado<text:s/></text:p>
            <text:p text:style-name="P104">&amp;&amp;</text:p>
            <text:p text:style-name="P105">Se o ID depósito está registado<text:s/></text:p>
            <text:p text:style-name="P106">&amp;&amp;</text:p>
            <text:p text:style-name="P107">Se a bicicleta está associada a aluguer ativo</text:p>
          </table:table-cell>
          <table:table-cell table:style-name="TableCell108">
            <text:p text:style-name="P109">Se ID Utilizador não está<text:s/></text:p>
            <text:p text:style-name="P110">registado<text:s/></text:p>
            <text:p text:style-name="P111">||</text:p>
            <text:p text:style-name="P112">Se o ID depósito não está registado<text:s/></text:p>
            <text:p text:style-name="P113">||</text:p>
            <text:p text:style-name="P114">Se a bicicleta não<text:s/>está associada a aluguer ativo</text:p>
          </table:table-cell>
          <table:table-cell table:style-name="TableCell115">
            <text:p text:style-name="P116">ID Bike&gt;0</text:p>
            <text:p text:style-name="P117">ID depósito&gt;0</text:p>
            <text:p text:style-name="P118">Bicicleta associada a um aluguer ativo: true</text:p>
            <text:p text:style-name="P119"/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- Lugares livres: Int</text:p>
          </table:table-cell>
          <table:table-cell table:style-name="TableCell124">
            <text:p text:style-name="P125">Se existirem lugares de entrega livres</text:p>
            <text:p text:style-name="P126"/>
          </table:table-cell>
          <table:table-cell table:style-name="TableCell127">
            <text:p text:style-name="P128">Se não existirem lugares de entrega livres</text:p>
            <text:p text:style-name="P129"/>
          </table:table-cell>
          <table:table-cell table:style-name="TableCell130">
            <text:p text:style-name="P131">Lugares disponíveis&gt;0</text:p>
          </table:table-cell>
        </table:table-row>
      </table:table>
      <text:p text:style-name="Normal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Method</text:p>
          </table:table-cell>
          <table:table-cell table:style-name="TableCell141">
            <text:p text:style-name="P142">Type</text:p>
          </table:table-cell>
          <table:table-cell table:style-name="TableCell143">
            <text:p text:style-name="P144">Valid<text:s/>Class</text:p>
          </table:table-cell>
          <table:table-cell table:style-name="TableCell145">
            <text:p text:style-name="P146">Invalid Class</text:p>
          </table:table-cell>
          <table:table-cell table:style-name="TableCell147">
            <text:p text:style-name="P148">Specific Values</text:p>
          </table:table-cell>
        </table:table-row>
        <table:table-row table:style-name="TableRow149">
          <table:table-cell table:style-name="TableCell150" table:number-rows-spanned="3">
            <text:p text:style-name="P151">bicycleRentalFee</text:p>
          </table:table-cell>
          <table:table-cell table:style-name="TableCell152">
            <text:p text:style-name="P153">-rentalProgram: Int</text:p>
          </table:table-cell>
          <table:table-cell table:style-name="TableCell154">
            <text:p text:style-name="P155">Se o valor do rentalProgram for igual a 1</text:p>
            <text:p text:style-name="P156"/>
          </table:table-cell>
          <table:table-cell table:style-name="TableCell157">
            <text:p text:style-name="P158">Se o valor do rentalProgram for diferente de 1</text:p>
            <text:p text:style-name="P159"/>
          </table:table-cell>
          <table:table-cell table:style-name="TableCell160">
            <text:p text:style-name="P161">rentalProgram&gt;=0<text:s/></text:p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-nRentals: Int</text:p>
          </table:table-cell>
          <table:table-cell table:style-name="TableCell166">
            <text:p text:style-name="P167">Se o rentalProgram for igual a 2<text:s/></text:p>
            <text:p text:style-name="P168">&amp;&amp;</text:p>
            <text:p text:style-name="P169">nRentals%10!=0</text:p>
          </table:table-cell>
          <table:table-cell table:style-name="TableCell170">
            <text:p text:style-name="P171">Se o rentalProgram for diferente de 2<text:s/></text:p>
            <text:p text:style-name="P172">||</text:p>
            <text:p text:style-name="P173">nRentals%10=0</text:p>
          </table:table-cell>
          <table:table-cell table:style-name="TableCell174">
            <text:p text:style-name="P175">rentalProgram&gt;=0<text:s/></text:p>
            <text:p text:style-name="P176">nRentals&gt;=0</text:p>
          </table:table-cell>
        </table:table-row>
        <table:table-row table:style-name="TableRow177">
          <table:covered-table-cell>
            <text:p text:style-name="P178"/>
          </table:covered-table-cell>
          <table:table-cell table:style-name="TableCell179">
            <text:p text:style-name="P180">-endtime: Int</text:p>
            <text:p text:style-name="P181">-startime: Int</text:p>
          </table:table-cell>
          <table:table-cell table:style-name="TableCell182">
            <text:p text:style-name="P183">Se (endtime-startime) for menor ou igual a 10</text:p>
            <text:p text:style-name="P184"/>
          </table:table-cell>
          <table:table-cell table:style-name="TableCell185">
            <text:p text:style-name="P186">Se (endtime-startime) for maior do que 10</text:p>
            <text:p text:style-name="P187"/>
          </table:table-cell>
          <table:table-cell table:style-name="TableCell188">
            <text:p text:style-name="P189">endtime&gt;=0</text:p>
            <text:p text:style-name="P190">startime&lt;=endtime</text:p>
          </table:table-cell>
        </table:table-row>
      </table:table>
      <text:p text:style-name="Normal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Method</text:p>
          </table:table-cell>
          <table:table-cell table:style-name="TableCell200">
            <text:p text:style-name="P201">Type</text:p>
          </table:table-cell>
          <table:table-cell table:style-name="TableCell202">
            <text:p text:style-name="P203">Valid Class</text:p>
          </table:table-cell>
          <table:table-cell table:style-name="TableCell204">
            <text:p text:style-name="P205">Invalid Class</text:p>
          </table:table-cell>
          <table:table-cell table:style-name="TableCell206">
            <text:p text:style-name="P207">Specific Values</text:p>
          </table:table-cell>
        </table:table-row>
        <table:table-row table:style-name="TableRow208">
          <table:table-cell table:style-name="TableCell209">
            <text:p text:style-name="P210">verifyCredit</text:p>
          </table:table-cell>
          <table:table-cell table:style-name="TableCell211">
            <text:p text:style-name="P212">-IDUser: Int</text:p>
            <text:p text:style-name="P213"/>
            <text:p text:style-name="P214"/>
            <text:p text:style-name="P215">-Crédito: Int</text:p>
          </table:table-cell>
          <table:table-cell table:style-name="TableCell216">
            <text:p text:style-name="P217">Se o ID do utilizador se encontrar registado</text:p>
            <text:p text:style-name="P218">&amp;&amp;</text:p>
            <text:p text:style-name="P219">Se o crédito for suficiente</text:p>
            <text:p text:style-name="P220"/>
          </table:table-cell>
          <table:table-cell table:style-name="TableCell221">
            <text:p text:style-name="P222">Se o ID do utilizador não se encontrar registado</text:p>
            <text:p text:style-name="P223">&amp;&amp;</text:p>
            <text:p text:style-name="P224">Se o<text:s/>crédito não for suficiente</text:p>
            <text:p text:style-name="P225"/>
          </table:table-cell>
          <table:table-cell table:style-name="TableCell226">
            <text:p text:style-name="P227">ID User&gt;=0</text:p>
            <text:p text:style-name="P228">Crédito&gt;=1</text:p>
          </table:table-cell>
        </table:table-row>
      </table:table>
      <text:p text:style-name="Normal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Method</text:p>
          </table:table-cell>
          <table:table-cell table:style-name="TableCell238">
            <text:p text:style-name="P239">Type</text:p>
          </table:table-cell>
          <table:table-cell table:style-name="TableCell240">
            <text:p text:style-name="P241">Valid Class</text:p>
          </table:table-cell>
          <table:table-cell table:style-name="TableCell242">
            <text:p text:style-name="P243">Invalid Class</text:p>
          </table:table-cell>
          <table:table-cell table:style-name="TableCell244">
            <text:p text:style-name="P245">Specific Values</text:p>
          </table:table-cell>
        </table:table-row>
        <table:table-row table:style-name="TableRow246">
          <table:table-cell table:style-name="TableCell247">
            <text:p text:style-name="P248">addCredit</text:p>
          </table:table-cell>
          <table:table-cell table:style-name="TableCell249">
            <text:p text:style-name="P250">-IDUser: Int</text:p>
            <text:p text:style-name="P251">-Amount: ID</text:p>
          </table:table-cell>
          <table:table-cell table:style-name="TableCell252">
            <text:p text:style-name="P253">Se o ID do utilizador se encontrar registado e amount a adicionar ser maior que zero</text:p>
            <text:p text:style-name="P254"/>
          </table:table-cell>
          <table:table-cell table:style-name="TableCell255">
            <text:p text:style-name="P256">Se o ID do<text:s/>utilizador não se encontrar registado e amount a adicionar não ser maior que zero</text:p>
            <text:p text:style-name="P257"/>
          </table:table-cell>
          <table:table-cell table:style-name="TableCell258">
            <text:p text:style-name="P259">ID User&gt;=0</text:p>
            <text:p text:style-name="P260">Amount&gt;0</text:p>
            <text:p text:style-name="P261"/>
          </table:table-cell>
        </table:table-row>
      </table:table>
      <text:p text:style-name="Normal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Method</text:p>
          </table:table-cell>
          <table:table-cell table:style-name="TableCell271">
            <text:p text:style-name="P272">Type</text:p>
          </table:table-cell>
          <table:table-cell table:style-name="TableCell273">
            <text:p text:style-name="P274">Valid Class</text:p>
          </table:table-cell>
          <table:table-cell table:style-name="TableCell275">
            <text:p text:style-name="P276">Invalid Class</text:p>
          </table:table-cell>
          <table:table-cell table:style-name="TableCell277">
            <text:p text:style-name="P278">Specific Values</text:p>
          </table:table-cell>
        </table:table-row>
        <table:table-row table:style-name="TableRow279">
          <table:table-cell table:style-name="TableCell280">
            <text:p text:style-name="P281">registerUser</text:p>
          </table:table-cell>
          <table:table-cell table:style-name="TableCell282">
            <text:p text:style-name="P283">-IDUser: Int</text:p>
          </table:table-cell>
          <table:table-cell table:style-name="TableCell284">
            <text:p text:style-name="P285">Se o ID do utilizador não se encontrar registado</text:p>
            <text:p text:style-name="P286"/>
          </table:table-cell>
          <table:table-cell table:style-name="TableCell287">
            <text:p text:style-name="P288">Se o ID do<text:s/>utilizador se encontrar registado</text:p>
            <text:p text:style-name="P289"/>
          </table:table-cell>
          <table:table-cell table:style-name="TableCell290">
            <text:p text:style-name="P291">ID User&gt;=0</text:p>
            <text:p text:style-name="P292">Name!=null</text:p>
            <text:p text:style-name="P293">rentalProgram 1 ou 2</text:p>
          </table:table-cell>
        </table:table-row>
      </table:table>
      <text:p text:style-name="Normal"/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Test Case</text:p>
          </table:table-cell>
          <table:table-cell table:style-name="TableCell304">
            <text:p text:style-name="P305">Required <text:s/>System State</text:p>
          </table:table-cell>
          <table:table-cell table:style-name="TableCell306">
            <text:p text:style-name="P307">Input</text:p>
          </table:table-cell>
          <table:table-cell table:style-name="TableCell308">
            <text:p text:style-name="P309">Expected Output</text:p>
          </table:table-cell>
          <table:table-cell table:style-name="TableCell310">
            <text:p text:style-name="P311">Actual Output</text:p>
          </table:table-cell>
        </table:table-row>
        <table:table-row table:style-name="TableRow312">
          <table:table-cell table:style-name="TableCell313">
            <text:p text:style-name="P314">1</text:p>
            <text:p text:style-name="P315">getBicycle</text:p>
          </table:table-cell>
          <table:table-cell table:style-name="TableCell316">
            <text:p text:style-name="P317">ID utilizador registado-1</text:p>
            <text:p text:style-name="P318">ID depósito 1</text:p>
            <text:p text:style-name="P319">Bicicletas disponíveis=1</text:p>
            <text:p text:style-name="P320">Utilizador 1= 0 alugueres ativos</text:p>
          </table:table-cell>
          <table:table-cell table:style-name="TableCell321">
            <text:p text:style-name="P322">ID<text:s/>utilizador- 1</text:p>
            <text:p text:style-name="P323">ID depósito-1</text:p>
            <text:p text:style-name="P324">Crédito-1</text:p>
            <text:p text:style-name="P325">startime=0</text:p>
          </table:table-cell>
          <table:table-cell table:style-name="TableCell326">
            <text:p text:style-name="P327">Bicicleta associada ao utilizador, é libertado o lugar e retornado o identificador da bicicleta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2</text:p>
            <text:p text:style-name="P333">getBicycle</text:p>
          </table:table-cell>
          <table:table-cell table:style-name="TableCell334">
            <text:p text:style-name="P335">ID utilizador registado 1</text:p>
            <text:p text:style-name="P336">ID depósito 1</text:p>
            <text:p text:style-name="P337">Bicicletas disponíveis=1</text:p>
            <text:p text:style-name="P338">Utilizador 1= 0 <text:s/>alugueres ativos</text:p>
          </table:table-cell>
          <table:table-cell table:style-name="TableCell339">
            <text:p text:style-name="P340">ID<text:s/>utilizador- 0</text:p>
            <text:p text:style-name="P341">ID depósito-1</text:p>
            <text:p text:style-name="P342">Crédito-1</text:p>
            <text:p text:style-name="P343">startime=0</text:p>
          </table:table-cell>
          <table:table-cell table:style-name="TableCell344">
            <text:p text:style-name="P345">Exception: user does not exist</text:p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3</text:p>
            <text:p text:style-name="P351">getBicycle</text:p>
          </table:table-cell>
          <table:table-cell table:style-name="TableCell352">
            <text:p text:style-name="P353">ID utilizador registado 1</text:p>
            <text:p text:style-name="P354">ID depósito 1</text:p>
            <text:p text:style-name="P355">Bicicletas disponíveis=1</text:p>
            <text:p text:style-name="P356">Utilizador 1= 0 <text:s/>alugueres ativos</text:p>
          </table:table-cell>
          <table:table-cell table:style-name="TableCell357">
            <text:p text:style-name="P358">ID utilizador- 1</text:p>
            <text:p text:style-name="P359">ID depósito-0</text:p>
            <text:p text:style-name="P360">Crédito-1</text:p>
            <text:p text:style-name="P361">startime=0</text:p>
          </table:table-cell>
          <table:table-cell table:style-name="TableCell362">
            <text:p text:style-name="P363">Retorna -1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4</text:p>
            <text:p text:style-name="P369">getBicycle</text:p>
          </table:table-cell>
          <table:table-cell table:style-name="TableCell370">
            <text:p text:style-name="P371">ID<text:s/>utilizador registado 1</text:p>
            <text:p text:style-name="P372">ID depósito 1</text:p>
            <text:p text:style-name="P373">Bicicletas disponíveis=1</text:p>
            <text:p text:style-name="P374">Utilizador 1= 0 <text:s/>alugueres ativos</text:p>
          </table:table-cell>
          <table:table-cell table:style-name="TableCell375">
            <text:p text:style-name="P376">ID utilizador- 1</text:p>
            <text:p text:style-name="P377">ID depósito-1</text:p>
            <text:p text:style-name="P378">Crédito-0</text:p>
            <text:p text:style-name="P379">startime=0</text:p>
          </table:table-cell>
          <table:table-cell table:style-name="TableCell380">
            <text:p text:style-name="P381">Retorna -1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5</text:p>
            <text:p text:style-name="P387">getBicycle</text:p>
          </table:table-cell>
          <table:table-cell table:style-name="TableCell388">
            <text:p text:style-name="P389">ID utilizador registado 1</text:p>
            <text:p text:style-name="P390">ID depósito 1</text:p>
            <text:p text:style-name="P391">Bicicletas disponíveis=0</text:p>
            <text:p text:style-name="P392">Utilizador 1= 0 <text:s/>alugueres ativos</text:p>
          </table:table-cell>
          <table:table-cell table:style-name="TableCell393">
            <text:p text:style-name="P394">ID utilizador- 1</text:p>
            <text:p text:style-name="P395">ID depósito-1</text:p>
            <text:p text:style-name="P396">Crédito-1</text:p>
            <text:p text:style-name="P397">startime=0</text:p>
          </table:table-cell>
          <table:table-cell table:style-name="TableCell398">
            <text:p text:style-name="P399">Retorna -1</text:p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6</text:p>
            <text:p text:style-name="P405">getBicycle</text:p>
          </table:table-cell>
          <table:table-cell table:style-name="TableCell406">
            <text:p text:style-name="P407">ID utilizador registado 1</text:p>
            <text:p text:style-name="P408">ID depósito 1</text:p>
            <text:p text:style-name="P409">Bicicletas disponíveis=1</text:p>
            <text:p text:style-name="P410">Utilizador 1= 1 alugueres ativos</text:p>
          </table:table-cell>
          <table:table-cell table:style-name="TableCell411">
            <text:p text:style-name="P412">ID utilizador- 1</text:p>
            <text:p text:style-name="P413">ID depósito-1</text:p>
            <text:p text:style-name="P414">Crédito-1</text:p>
            <text:p text:style-name="P415">startime=0</text:p>
          </table:table-cell>
          <table:table-cell table:style-name="TableCell416">
            <text:p text:style-name="P417">Retorna -1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7</text:p>
            <text:p text:style-name="P423">getBicycle</text:p>
          </table:table-cell>
          <table:table-cell table:style-name="TableCell424">
            <text:p text:style-name="P425">ID<text:s/>utilizador registado 1</text:p>
            <text:p text:style-name="P426">ID depósito 1</text:p>
            <text:p text:style-name="P427">Bicicletas disponíveis=1</text:p>
            <text:p text:style-name="P428">Utilizador 1= 0 alugueres ativos</text:p>
          </table:table-cell>
          <table:table-cell table:style-name="TableCell429">
            <text:p text:style-name="P430">ID utilizador- 1</text:p>
            <text:p text:style-name="P431">ID depósito-1</text:p>
            <text:p text:style-name="P432">Crédito-1</text:p>
            <text:p text:style-name="P433">startime=-1</text:p>
          </table:table-cell>
          <table:table-cell table:style-name="TableCell434">
            <text:p text:style-name="P435">Retorna -1</text:p>
          </table:table-cell>
          <table:table-cell table:style-name="TableCell436">
            <text:p text:style-name="P437"/>
          </table:table-cell>
        </table:table-row>
      </table:table>
      <text:p text:style-name="Normal"/>
      <text:p text:style-name="P438"/>
      <text:p text:style-name="Normal"/>
      <table:table table:style-name="Table439">
        <table:table-columns>
          <table:table-column table:style-name="TableColumn440"/>
          <table:table-column table:style-name="TableColumn441"/>
          <table:table-column table:style-name="TableColumn442"/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p text:style-name="P447">Test Case</text:p>
          </table:table-cell>
          <table:table-cell table:style-name="TableCell448">
            <text:p text:style-name="P449">Required <text:s/>System State</text:p>
          </table:table-cell>
          <table:table-cell table:style-name="TableCell450">
            <text:p text:style-name="P451">Input</text:p>
          </table:table-cell>
          <table:table-cell table:style-name="TableCell452">
            <text:p text:style-name="P453">Expected Output</text:p>
          </table:table-cell>
          <table:table-cell table:style-name="TableCell454">
            <text:p text:style-name="P455">Actual Output</text:p>
          </table:table-cell>
        </table:table-row>
        <table:table-row table:style-name="TableRow456">
          <table:table-cell table:style-name="TableCell457">
            <text:p text:style-name="P458">1</text:p>
            <text:p text:style-name="P459">returnBicycle</text:p>
          </table:table-cell>
          <table:table-cell table:style-name="TableCell460">
            <text:p text:style-name="P461">ID User=1</text:p>
            <text:p text:style-name="P462">ID<text:s/>depósito=1</text:p>
            <text:p text:style-name="P463">Bicicleta associada a um aluguer ativo=true</text:p>
            <text:p text:style-name="P464">Lugares disponíveis=1</text:p>
          </table:table-cell>
          <table:table-cell table:style-name="TableCell465">
            <text:p text:style-name="P466">ID User=1</text:p>
            <text:p text:style-name="P467">ID depósito=1</text:p>
            <text:p text:style-name="P468">endtime=0</text:p>
            <text:p text:style-name="P469"/>
          </table:table-cell>
          <table:table-cell table:style-name="TableCell470">
            <text:p text:style-name="P471">Calcula o pagamento através do método bicycleRentalFee</text:p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>2</text:p>
            <text:p text:style-name="P477">returnBicycle</text:p>
          </table:table-cell>
          <table:table-cell table:style-name="TableCell478">
            <text:p text:style-name="P479">ID User=1</text:p>
            <text:p text:style-name="P480">ID depósito=1</text:p>
            <text:p text:style-name="P481">Bicicleta associada a um aluguer ativo=true</text:p>
            <text:p text:style-name="P482">Lugares<text:s/>disponíveis=1</text:p>
          </table:table-cell>
          <table:table-cell table:style-name="TableCell483">
            <text:p text:style-name="P484">ID User=0</text:p>
            <text:p text:style-name="P485">ID depósito=1</text:p>
            <text:p text:style-name="P486">endtime=0</text:p>
            <text:p text:style-name="P487"/>
          </table:table-cell>
          <table:table-cell table:style-name="TableCell488">
            <text:p text:style-name="P489">Retorna -1</text:p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3</text:p>
            <text:p text:style-name="P495">returnBicycle</text:p>
          </table:table-cell>
          <table:table-cell table:style-name="TableCell496">
            <text:p text:style-name="P497">ID User=1</text:p>
            <text:p text:style-name="P498">ID depósito=1</text:p>
            <text:p text:style-name="P499">Bicicleta associada a um aluguer ativo=true</text:p>
            <text:p text:style-name="P500">Lugares disponíveis=1</text:p>
          </table:table-cell>
          <table:table-cell table:style-name="TableCell501">
            <text:p text:style-name="P502">ID User=1</text:p>
            <text:p text:style-name="P503">ID depósito=0</text:p>
            <text:p text:style-name="P504">endtime=0</text:p>
            <text:p text:style-name="P505"/>
          </table:table-cell>
          <table:table-cell table:style-name="TableCell506">
            <text:p text:style-name="P507">Retorna -1</text:p>
          </table:table-cell>
          <table:table-cell table:style-name="TableCell508">
            <text:p text:style-name="P509"/>
          </table:table-cell>
        </table:table-row>
        <table:table-row table:style-name="TableRow510">
          <table:table-cell table:style-name="TableCell511">
            <text:p text:style-name="P512">4</text:p>
            <text:p text:style-name="P513">returnBicycle</text:p>
          </table:table-cell>
          <table:table-cell table:style-name="TableCell514">
            <text:p text:style-name="P515">ID User=1</text:p>
            <text:p text:style-name="P516">ID depósito=1</text:p>
            <text:p text:style-name="P517">Bicicleta<text:s/>associada a um aluguer ativo=true</text:p>
            <text:p text:style-name="P518">Lugares disponíveis=1</text:p>
          </table:table-cell>
          <table:table-cell table:style-name="TableCell519">
            <text:p text:style-name="P520">ID User=1</text:p>
            <text:p text:style-name="P521">ID depósito=1</text:p>
            <text:p text:style-name="P522">endtime=-1</text:p>
            <text:p text:style-name="P523"/>
          </table:table-cell>
          <table:table-cell table:style-name="TableCell524">
            <text:p text:style-name="P525">Retorna -1</text:p>
          </table:table-cell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>5</text:p>
            <text:p text:style-name="P531">returnBicycle</text:p>
          </table:table-cell>
          <table:table-cell table:style-name="TableCell532">
            <text:p text:style-name="P533">ID User=1</text:p>
            <text:p text:style-name="P534">ID depósito=1</text:p>
            <text:p text:style-name="P535">Bicicleta associada a um aluguer ativo=false</text:p>
            <text:p text:style-name="P536">Lugares disponíveis=1</text:p>
          </table:table-cell>
          <table:table-cell table:style-name="TableCell537">
            <text:p text:style-name="P538">ID User=1</text:p>
            <text:p text:style-name="P539">ID depósito=1</text:p>
            <text:p text:style-name="P540">endtime=0</text:p>
            <text:p text:style-name="P541"/>
          </table:table-cell>
          <table:table-cell table:style-name="TableCell542">
            <text:p text:style-name="P543">Retorna -1</text:p>
          </table:table-cell>
          <table:table-cell table:style-name="TableCell544">
            <text:p text:style-name="P545"/>
          </table:table-cell>
        </table:table-row>
        <table:table-row table:style-name="TableRow546">
          <table:table-cell table:style-name="TableCell547">
            <text:p text:style-name="P548">6</text:p>
            <text:p text:style-name="P549">returnBicycle</text:p>
          </table:table-cell>
          <table:table-cell table:style-name="TableCell550">
            <text:p text:style-name="P551">ID<text:s/>User=1</text:p>
            <text:p text:style-name="P552">ID depósito=1</text:p>
            <text:p text:style-name="P553">Bicicleta associada a um aluguer ativo=true</text:p>
            <text:p text:style-name="P554">Lugares disponíveis=0</text:p>
          </table:table-cell>
          <table:table-cell table:style-name="TableCell555">
            <text:p text:style-name="P556">ID User=1</text:p>
            <text:p text:style-name="P557">ID depósito=1</text:p>
            <text:p text:style-name="P558">endtime=0</text:p>
            <text:p text:style-name="P559"/>
          </table:table-cell>
          <table:table-cell table:style-name="TableCell560">
            <text:p text:style-name="P561">Retorna -1</text:p>
          </table:table-cell>
          <table:table-cell table:style-name="TableCell562">
            <text:p text:style-name="P563"/>
          </table:table-cell>
        </table:table-row>
      </table:table>
      <text:p text:style-name="Normal"/>
      <text:p text:style-name="P564"/>
      <text:p text:style-name="Normal"/>
      <table:table table:style-name="Table565">
        <table:table-columns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>
            <text:p text:style-name="P573">Test Case</text:p>
          </table:table-cell>
          <table:table-cell table:style-name="TableCell574">
            <text:p text:style-name="P575">Required <text:s/>System State</text:p>
          </table:table-cell>
          <table:table-cell table:style-name="TableCell576">
            <text:p text:style-name="P577">Input</text:p>
          </table:table-cell>
          <table:table-cell table:style-name="TableCell578">
            <text:p text:style-name="P579">Expected Output</text:p>
          </table:table-cell>
          <table:table-cell table:style-name="TableCell580">
            <text:p text:style-name="P581">Actual Output</text:p>
          </table:table-cell>
        </table:table-row>
        <table:table-row table:style-name="TableRow582">
          <table:table-cell table:style-name="TableCell583">
            <text:p text:style-name="P584"><text:span text:style-name="T585">1-</text:span><text:span text:style-name="T586"><text:s/></text:span><text:span text:style-name="T587">bicycleRentalFee</text:span></text:p>
          </table:table-cell>
          <table:table-cell table:style-name="TableCell588">
            <text:p text:style-name="P589"/>
          </table:table-cell>
          <table:table-cell table:style-name="TableCell590">
            <text:p text:style-name="P591">rentalProgram=0</text:p>
            <text:p text:style-name="P592">endtime=0</text:p>
            <text:p text:style-name="P593">startime=0</text:p>
            <text:p text:style-name="P594">nRentals=0</text:p>
          </table:table-cell>
          <table:table-cell table:style-name="TableCell595">
            <text:p text:style-name="P596">Retorna 0</text:p>
            <text:p text:style-name="P597"/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>2<text:s/>bicycleRentalFee</text:p>
          </table:table-cell>
          <table:table-cell table:style-name="TableCell603">
            <text:p text:style-name="P604"/>
          </table:table-cell>
          <table:table-cell table:style-name="TableCell605">
            <text:p text:style-name="P606">rentalProgram=1</text:p>
            <text:p text:style-name="P607">endtime=0</text:p>
            <text:p text:style-name="P608">startime=0</text:p>
            <text:p text:style-name="P609">nRentals=0</text:p>
          </table:table-cell>
          <table:table-cell table:style-name="TableCell610">
            <text:p text:style-name="P611">(endtime-startime)*rentalFee</text:p>
            <text:p text:style-name="P612"/>
          </table:table-cell>
          <table:table-cell table:style-name="TableCell613">
            <text:p text:style-name="P614"/>
          </table:table-cell>
        </table:table-row>
        <table:table-row table:style-name="TableRow615">
          <table:table-cell table:style-name="TableCell616">
            <text:p text:style-name="P617">3<text:s/>bicycleRentalFee</text:p>
          </table:table-cell>
          <table:table-cell table:style-name="TableCell618">
            <text:p text:style-name="P619"/>
          </table:table-cell>
          <table:table-cell table:style-name="TableCell620">
            <text:p text:style-name="P621">rentalProgram=2</text:p>
            <text:p text:style-name="P622">endtime=0</text:p>
            <text:p text:style-name="P623">startime=0</text:p>
            <text:p text:style-name="P624">nRentals=0</text:p>
          </table:table-cell>
          <table:table-cell table:style-name="TableCell625">
            <text:p text:style-name="P626">Retorna 0</text:p>
          </table:table-cell>
          <table:table-cell table:style-name="TableCell627">
            <text:p text:style-name="P628"/>
          </table:table-cell>
        </table:table-row>
        <table:table-row table:style-name="TableRow629">
          <table:table-cell table:style-name="TableCell630">
            <text:p text:style-name="P631">4<text:s/>bicycleRentalFee</text:p>
          </table:table-cell>
          <table:table-cell table:style-name="TableCell632">
            <text:p text:style-name="P633"/>
          </table:table-cell>
          <table:table-cell table:style-name="TableCell634">
            <text:p text:style-name="P635">rentalProgram=2</text:p>
            <text:p text:style-name="P636">endtime=0</text:p>
            <text:p text:style-name="P637">startime=0</text:p>
            <text:p text:style-name="P638"><text:span text:style-name="T639">nRentals=1</text:span></text:p>
          </table:table-cell>
          <table:table-cell table:style-name="TableCell640">
            <text:p text:style-name="P641">rentalFee*(endtime-startime)</text:p>
          </table:table-cell>
          <table:table-cell table:style-name="TableCell642">
            <text:p text:style-name="P643"/>
          </table:table-cell>
        </table:table-row>
        <table:table-row table:style-name="TableRow644">
          <table:table-cell table:style-name="TableCell645">
            <text:p text:style-name="P646">5<text:s/>bicycleRentalFee</text:p>
          </table:table-cell>
          <table:table-cell table:style-name="TableCell647">
            <text:p text:style-name="P648"/>
          </table:table-cell>
          <table:table-cell table:style-name="TableCell649">
            <text:p text:style-name="P650">rentalProgram=2</text:p>
            <text:p text:style-name="P651">endtime=11</text:p>
            <text:p text:style-name="P652">startime=0</text:p>
            <text:p text:style-name="P653">nRentals=1</text:p>
          </table:table-cell>
          <table:table-cell table:style-name="TableCell654">
            <text:p text:style-name="P655">10*rentalFee+((endtime-startime)-10)*rentalFee</text:p>
          </table:table-cell>
          <table:table-cell table:style-name="TableCell656">
            <text:p text:style-name="P657"/>
          </table:table-cell>
        </table:table-row>
        <table:table-row table:style-name="TableRow658">
          <table:table-cell table:style-name="TableCell659">
            <text:p text:style-name="P660">6<text:s/>bicycleRentalFee</text:p>
          </table:table-cell>
          <table:table-cell table:style-name="TableCell661">
            <text:p text:style-name="P662"/>
          </table:table-cell>
          <table:table-cell table:style-name="TableCell663">
            <text:p text:style-name="P664">rentalProgram=2</text:p>
            <text:p text:style-name="P665">endtime=0</text:p>
            <text:p text:style-name="P666">startime=0</text:p>
            <text:p text:style-name="P667">nRentals=-1</text:p>
          </table:table-cell>
          <table:table-cell table:style-name="TableCell668">
            <text:p text:style-name="P669">Retorna 0</text:p>
          </table:table-cell>
          <table:table-cell table:style-name="TableCell670">
            <text:p text:style-name="P671"/>
          </table:table-cell>
        </table:table-row>
        <table:table-row table:style-name="TableRow672">
          <table:table-cell table:style-name="TableCell673">
            <text:p text:style-name="P674">7<text:s/>bicycleRentalFee</text:p>
          </table:table-cell>
          <table:table-cell table:style-name="TableCell675">
            <text:p text:style-name="P676"/>
          </table:table-cell>
          <table:table-cell table:style-name="TableCell677">
            <text:p text:style-name="P678">rentalProgram=2</text:p>
            <text:p text:style-name="P679">endtime=0</text:p>
            <text:p text:style-name="P680">startime=1</text:p>
            <text:p text:style-name="P681">nRentals=0</text:p>
          </table:table-cell>
          <table:table-cell table:style-name="TableCell682">
            <text:p text:style-name="P683">Retorna 0</text:p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>8<text:s/>bicycleRentalFee</text:p>
          </table:table-cell>
          <table:table-cell table:style-name="TableCell689">
            <text:p text:style-name="P690"/>
          </table:table-cell>
          <table:table-cell table:style-name="TableCell691">
            <text:p text:style-name="P692">rentalProgram=3</text:p>
            <text:p text:style-name="P693">endtime=0</text:p>
            <text:p text:style-name="P694">startime=0</text:p>
            <text:p text:style-name="P695">nRentals=0</text:p>
          </table:table-cell>
          <table:table-cell table:style-name="TableCell696">
            <text:p text:style-name="P697">Retorna 0</text:p>
          </table:table-cell>
          <table:table-cell table:style-name="TableCell698">
            <text:p text:style-name="P699"/>
          </table:table-cell>
        </table:table-row>
      </table:table>
      <text:p text:style-name="Normal"/>
      <text:p text:style-name="Normal"/>
      <table:table table:style-name="Table700">
        <table:table-columns>
          <table:table-column table:style-name="TableColumn701"/>
          <table:table-column table:style-name="TableColumn702"/>
          <table:table-column table:style-name="TableColumn703"/>
          <table:table-column table:style-name="TableColumn704"/>
          <table:table-column table:style-name="TableColumn705"/>
        </table:table-columns>
        <table:table-row table:style-name="TableRow706">
          <table:table-cell table:style-name="TableCell707">
            <text:p text:style-name="P708">Test Case</text:p>
          </table:table-cell>
          <table:table-cell table:style-name="TableCell709">
            <text:p text:style-name="P710">Required <text:s/>System State</text:p>
          </table:table-cell>
          <table:table-cell table:style-name="TableCell711">
            <text:p text:style-name="P712">Input</text:p>
          </table:table-cell>
          <table:table-cell table:style-name="TableCell713">
            <text:p text:style-name="P714">Expected Output</text:p>
          </table:table-cell>
          <table:table-cell table:style-name="TableCell715">
            <text:p text:style-name="P716">Actual Output</text:p>
          </table:table-cell>
        </table:table-row>
        <table:table-row table:style-name="TableRow717">
          <table:table-cell table:style-name="TableCell718">
            <text:p text:style-name="P719">22</text:p>
            <text:p text:style-name="P720">verifyCredit</text:p>
          </table:table-cell>
          <table:table-cell table:style-name="TableCell721">
            <text:p text:style-name="P722">ID User=0</text:p>
          </table:table-cell>
          <table:table-cell table:style-name="TableCell723">
            <text:p text:style-name="P724">ID User=0</text:p>
            <text:p text:style-name="P725">Credito=1</text:p>
          </table:table-cell>
          <table:table-cell table:style-name="TableCell726">
            <text:p text:style-name="P727">Retorna true</text:p>
          </table:table-cell>
          <table:table-cell table:style-name="TableCell728">
            <text:p text:style-name="P729"/>
          </table:table-cell>
        </table:table-row>
        <table:table-row table:style-name="TableRow730">
          <table:table-cell table:style-name="TableCell731">
            <text:p text:style-name="P732">23</text:p>
            <text:p text:style-name="P733">verifyCredit</text:p>
          </table:table-cell>
          <table:table-cell table:style-name="TableCell734">
            <text:p text:style-name="P735">ID User=0</text:p>
          </table:table-cell>
          <table:table-cell table:style-name="TableCell736">
            <text:p text:style-name="P737">ID User=1</text:p>
            <text:p text:style-name="P738">Credito=1</text:p>
          </table:table-cell>
          <table:table-cell table:style-name="TableCell739">
            <text:p text:style-name="P740">Retorna<text:s/>false</text:p>
          </table:table-cell>
          <table:table-cell table:style-name="TableCell741">
            <text:p text:style-name="P742"/>
          </table:table-cell>
        </table:table-row>
        <table:table-row table:style-name="TableRow743">
          <table:table-cell table:style-name="TableCell744">
            <text:p text:style-name="P745">24</text:p>
            <text:p text:style-name="P746">verifyCredit</text:p>
          </table:table-cell>
          <table:table-cell table:style-name="TableCell747">
            <text:p text:style-name="P748">ID User=0</text:p>
          </table:table-cell>
          <table:table-cell table:style-name="TableCell749">
            <text:p text:style-name="P750">ID User=0</text:p>
            <text:p text:style-name="P751"><text:span text:style-name="T752">Credito=0</text:span></text:p>
          </table:table-cell>
          <table:table-cell table:style-name="TableCell753">
            <text:p text:style-name="P754">Retorna false</text:p>
          </table:table-cell>
          <table:table-cell table:style-name="TableCell755">
            <text:p text:style-name="P756"/>
          </table:table-cell>
        </table:table-row>
      </table:table>
      <text:p text:style-name="Normal"/>
      <text:p text:style-name="P757"/>
      <text:p text:style-name="Normal"/>
      <table:table table:style-name="Table758">
        <table:table-columns>
          <table:table-column table:style-name="TableColumn759"/>
          <table:table-column table:style-name="TableColumn760"/>
          <table:table-column table:style-name="TableColumn761"/>
          <table:table-column table:style-name="TableColumn762"/>
          <table:table-column table:style-name="TableColumn763"/>
        </table:table-columns>
        <table:table-row table:style-name="TableRow764">
          <table:table-cell table:style-name="TableCell765">
            <text:p text:style-name="P766">Test Case</text:p>
          </table:table-cell>
          <table:table-cell table:style-name="TableCell767">
            <text:p text:style-name="P768">Required <text:s/>System State</text:p>
          </table:table-cell>
          <table:table-cell table:style-name="TableCell769">
            <text:p text:style-name="P770">Input</text:p>
          </table:table-cell>
          <table:table-cell table:style-name="TableCell771">
            <text:p text:style-name="P772">Expected Output</text:p>
          </table:table-cell>
          <table:table-cell table:style-name="TableCell773">
            <text:p text:style-name="P774">Actual Output</text:p>
          </table:table-cell>
        </table:table-row>
        <table:table-row table:style-name="TableRow775">
          <table:table-cell table:style-name="TableCell776">
            <text:p text:style-name="P777">25</text:p>
            <text:p text:style-name="P778">addCredit</text:p>
          </table:table-cell>
          <table:table-cell table:style-name="TableCell779">
            <text:p text:style-name="P780">ID User=0</text:p>
          </table:table-cell>
          <table:table-cell table:style-name="TableCell781">
            <text:p text:style-name="P782">ID User=0</text:p>
            <text:p text:style-name="P783">Amount=1</text:p>
          </table:table-cell>
          <table:table-cell table:style-name="TableCell784">
            <text:p text:style-name="P785">Adiciona amount ao valor de crédito do cliente</text:p>
          </table:table-cell>
          <table:table-cell table:style-name="TableCell786">
            <text:p text:style-name="P787"/>
          </table:table-cell>
        </table:table-row>
        <table:table-row table:style-name="TableRow788">
          <table:table-cell table:style-name="TableCell789">
            <text:p text:style-name="P790">26</text:p>
            <text:p text:style-name="P791">addCredit</text:p>
          </table:table-cell>
          <table:table-cell table:style-name="TableCell792">
            <text:p text:style-name="P793">ID User=0</text:p>
          </table:table-cell>
          <table:table-cell table:style-name="TableCell794">
            <text:p text:style-name="P795">ID User=1</text:p>
            <text:p text:style-name="P796">Amount=1</text:p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  <table:table-row table:style-name="TableRow801">
          <table:table-cell table:style-name="TableCell802">
            <text:p text:style-name="P803">27</text:p>
            <text:p text:style-name="P804">addCredit</text:p>
          </table:table-cell>
          <table:table-cell table:style-name="TableCell805">
            <text:p text:style-name="P806">ID<text:s/>User=0</text:p>
          </table:table-cell>
          <table:table-cell table:style-name="TableCell807">
            <text:p text:style-name="P808">ID User=0</text:p>
            <text:p text:style-name="P809">Amount= -1</text:p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</table:table>
      <text:p text:style-name="Normal"/>
      <text:p text:style-name="Normal"/>
      <table:table table:style-name="Table814">
        <table:table-columns>
          <table:table-column table:style-name="TableColumn815"/>
          <table:table-column table:style-name="TableColumn816"/>
          <table:table-column table:style-name="TableColumn817"/>
          <table:table-column table:style-name="TableColumn818"/>
          <table:table-column table:style-name="TableColumn819"/>
        </table:table-columns>
        <table:table-row table:style-name="TableRow820">
          <table:table-cell table:style-name="TableCell821">
            <text:p text:style-name="P822">Test Case</text:p>
          </table:table-cell>
          <table:table-cell table:style-name="TableCell823">
            <text:p text:style-name="P824">Required <text:s/>System State</text:p>
          </table:table-cell>
          <table:table-cell table:style-name="TableCell825">
            <text:p text:style-name="P826">Input</text:p>
          </table:table-cell>
          <table:table-cell table:style-name="TableCell827">
            <text:p text:style-name="P828">Expected Output</text:p>
          </table:table-cell>
          <table:table-cell table:style-name="TableCell829">
            <text:p text:style-name="P830">Actual Output</text:p>
          </table:table-cell>
        </table:table-row>
        <table:table-row table:style-name="TableRow831">
          <table:table-cell table:style-name="TableCell832">
            <text:p text:style-name="P833">28</text:p>
            <text:p text:style-name="P834">registerUser</text:p>
          </table:table-cell>
          <table:table-cell table:style-name="TableCell835">
            <text:p text:style-name="P836">ID User=1,2,3</text:p>
          </table:table-cell>
          <table:table-cell table:style-name="TableCell837">
            <text:p text:style-name="P838">ID User=0</text:p>
            <text:p text:style-name="P839">Name=”Eu”</text:p>
            <text:p text:style-name="P840">rentalProgram=1</text:p>
          </table:table-cell>
          <table:table-cell table:style-name="TableCell841">
            <text:p text:style-name="P842">Utilizador é adicionado</text:p>
          </table:table-cell>
          <table:table-cell table:style-name="TableCell843">
            <text:p text:style-name="P844"/>
          </table:table-cell>
        </table:table-row>
        <table:table-row table:style-name="TableRow845">
          <table:table-cell table:style-name="TableCell846">
            <text:p text:style-name="P847">29</text:p>
            <text:p text:style-name="P848">registerUser</text:p>
          </table:table-cell>
          <table:table-cell table:style-name="TableCell849">
            <text:p text:style-name="P850">ID User=1,2,3</text:p>
          </table:table-cell>
          <table:table-cell table:style-name="TableCell851">
            <text:p text:style-name="P852">ID User=1</text:p>
            <text:p text:style-name="P853">Name=”Eu”</text:p>
            <text:p text:style-name="P854">rentalProgram=1</text:p>
          </table:table-cell>
          <table:table-cell table:style-name="TableCell855">
            <text:p text:style-name="P856">Exception: user<text:s/>already exist</text:p>
          </table:table-cell>
          <table:table-cell table:style-name="TableCell857">
            <text:p text:style-name="P85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.Miguel Ferreira</meta:initial-creator>
    <dc:creator>R.Miguel Ferreira</dc:creator>
    <meta:creation-date>2018-11-15T15:46:00Z</meta:creation-date>
    <dc:date>2018-11-17T23:21:00Z</dc:date>
    <meta:template xlink:href="Normal" xlink:type="simple"/>
    <meta:editing-cycles>7</meta:editing-cycles>
    <meta:editing-duration>PT16380S</meta:editing-duration>
    <meta:document-statistic meta:page-count="6" meta:paragraph-count="13" meta:word-count="1021" meta:character-count="6523" meta:row-count="45" meta:non-whitespace-character-count="5515"/>
  </office:meta>
</office:document-meta>
</file>